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24:25.0488933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6.3.0.0.alpha0$Linux_X86_64 LibreOffice_project/8102872e43a37b9b0fb2fd03e2fdbb63a5611bf7</meta:generator>
  </office:meta>
</office:document-meta>
</file>